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fill-color="#ffd7d7" draw:textarea-horizontal-align="justify" draw:textarea-vertical-align="middle" draw:auto-grow-height="false" fo:min-height="0.458cm" fo:min-width="0.208cm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55cm" fo:min-width="0.2cm"/>
      <style:paragraph-properties style:writing-mode="lr-tb"/>
    </style:style>
    <style:style style:name="gr7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75cm" fo:min-width="0.1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d7d7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cm" svg:height="1cm" svg:x="9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9.5cm" svg:y1="5cm" svg:x2="9.5cm" svg:y2="6cm">
          <text:p/>
        </draw:line>
        <draw:custom-shape draw:style-name="gr1" draw:text-style-name="P1" xml:id="id3" draw:id="id3" draw:layer="layout" svg:width="1cm" svg:height="1cm" svg:x="10.5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cm" svg:height="1cm" svg:x="12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" draw:id="id2" draw:layer="layout" svg:width="1cm" svg:height="1cm" svg:x="7.5cm" svg:y="7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5" draw:id="id5" draw:layer="layout" svg:width="1cm" svg:height="1cm" svg:x="9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cm" svg:height="1cm" svg:x="6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2" draw:layer="layout" draw:type="line" svg:x1="9.146cm" svg:y1="6.854cm" svg:x2="8.354cm" svg:y2="7.646cm" draw:start-shape="id1" draw:start-glue-point="7" draw:end-shape="id2" draw:end-glue-point="11" svg:d="M9146 6854l-792 792" svg:viewBox="0 0 793 793">
          <text:p/>
        </draw:connector>
        <draw:connector draw:style-name="gr5" draw:text-style-name="P2" draw:layer="layout" draw:type="line" svg:x1="9.854cm" svg:y1="6.854cm" svg:x2="10.646cm" svg:y2="7.646cm" draw:start-shape="id1" draw:start-glue-point="9" draw:end-shape="id3" draw:end-glue-point="5" svg:d="M9854 6854l792 792" svg:viewBox="0 0 793 793">
          <text:p/>
        </draw:connector>
        <draw:connector draw:style-name="gr5" draw:text-style-name="P2" draw:layer="layout" draw:type="line" svg:x1="7.646cm" svg:y1="8.354cm" svg:x2="6.854cm" svg:y2="9.146cm" draw:start-shape="id2" draw:start-glue-point="7" draw:end-shape="id4" draw:end-glue-point="11" svg:d="M7646 8354l-792 792" svg:viewBox="0 0 793 793">
          <text:p/>
        </draw:connector>
        <draw:connector draw:style-name="gr5" draw:text-style-name="P2" draw:layer="layout" draw:type="line" svg:x1="8.354cm" svg:y1="8.354cm" svg:x2="9.146cm" svg:y2="9.146cm" draw:start-shape="id2" draw:start-glue-point="9" draw:end-shape="id5" draw:end-glue-point="5" svg:d="M8354 8354l792 792" svg:viewBox="0 0 793 793">
          <text:p/>
        </draw:connector>
        <draw:connector draw:style-name="gr5" draw:text-style-name="P2" draw:layer="layout" draw:type="line" svg:x1="11.354cm" svg:y1="8.354cm" svg:x2="12.146cm" svg:y2="9.146cm" draw:start-shape="id3" draw:start-glue-point="9" draw:end-shape="id6" draw:end-glue-point="5" svg:d="M11354 8354l792 792" svg:viewBox="0 0 793 793">
          <text:p/>
        </draw:connector>
        <draw:custom-shape draw:style-name="gr6" draw:text-style-name="P4" draw:layer="layout" svg:width="0.7cm" svg:height="0.8cm" svg:x="11.5cm" svg:y="7.5cm"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cm" svg:height="0.8cm" svg:x="13cm" svg:y="9cm"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cm" svg:height="0.8cm" svg:x="8.5cm" svg:y="7.5cm">
          <text:p text:style-name="P5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cm" svg:height="0.8cm" svg:x="10cm" svg:y="9.1cm">
          <text:p text:style-name="P5">q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7cm" svg:height="0.8cm" svg:x="6.9cm" svg:y="9.1cm"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6cm" svg:height="1cm" svg:x="8.7cm" svg:y="7.5cm">
          <text:p text:style-name="P5">p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1cm" svg:height="1cm" svg:x="4.4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6.146cm" svg:y1="9.854cm" svg:x2="5.254cm" svg:y2="10.646cm" draw:start-shape="id4" draw:start-glue-point="7" draw:end-shape="id7" draw:end-glue-point="11" svg:d="M6146 9854l-892 792" svg:viewBox="0 0 893 793">
          <text:p/>
        </draw:connector>
        <draw:connector draw:style-name="gr5" draw:text-style-name="P2" draw:layer="layout" draw:type="line" svg:x1="7.647cm" svg:y1="8.354cm" svg:x2="6.855cm" svg:y2="9.146cm" svg:d="M7647 8354l-792 792" svg:viewBox="0 0 793 793">
          <text:p/>
        </draw:connector>
        <draw:custom-shape draw:style-name="gr6" draw:text-style-name="P4" draw:layer="layout" svg:width="0.7cm" svg:height="0.8cm" svg:x="5.6cm" svg:y="10.6cm">
          <text:p text:style-name="P5">q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8-18T10:33:58.946618502</meta:creation-date>
    <dc:date>2020-08-18T15:54:17.489260711</dc:date>
    <meta:editing-duration>PT1H16M27S</meta:editing-duration>
    <meta:editing-cycles>2</meta:editing-cycles>
    <meta:generator>LibreOffice/7.0.0.3$MacOSX_X86_64 LibreOffice_project/8061b3e9204bef6b321a21033174034a5e2ea88e</meta:generator>
    <meta:document-statistic meta:object-count="22"/>
  </office:meta>
</office:document-meta>
</file>